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bbb" officeooo:paragraph-rsid="001c9bbb"/>
    </style:style>
    <style:style style:name="P2" style:family="paragraph" style:parent-style-name="Standard">
      <style:text-properties officeooo:paragraph-rsid="001c9bbb"/>
    </style:style>
    <style:style style:name="P3" style:family="paragraph" style:parent-style-name="Standard">
      <style:text-properties officeooo:rsid="001d961b" officeooo:paragraph-rsid="001d961b"/>
    </style:style>
    <style:style style:name="T1" style:family="text">
      <style:text-properties officeooo:rsid="001c9b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inleitung</text:h>
      <text:p text:style-name="P1"/>
      <text:h text:style-name="Heading_20_2" text:outline-level="2">Projektumfeld</text:h>
      <text:p text:style-name="P1"/>
      <text:p text:style-name="P2"><text:span text:style-name="T1">Die cdemy GmbH ist ein in Kassel ansässiges Unternehmen, das als Softwaredienstleister und Bildungsträger tätig ist. Im Rahmen ihrer Angebote entwickelt die cdemy GmbH unter anderem Softwarelösungen für reale Kundenanforderungen.<text:line-break/><text:line-break/>Ein Beispiel für eine solche Kooperation ist die Zusammenarbeit mit der GSI Office Management GmbH einem Softwaredienstleister mit Sitz in München. Die GSI betreibt die Software-as-a-Service „IP-Now“, welche der Verwaltung von Schutzrechten dient </text:span>– <text:span text:style-name="T1">also Patenten, Marken oder Designs. Das System wird von großen und kleinen Unternehmen genutzt, die ihre gewerblichen Schutzrechte bearbeiten und verwalten möchten.</text:span></text:p>
      <text:p text:style-name="P2"/>
      <text:h text:style-name="Heading_20_2" text:outline-level="2">Projektziel</text:h>
      <text:p text:style-name="P1"/>
      <text:p text:style-name="P1">Ziel dieses Projekts ist es, eine Windows-Anwendung zu entwickeln, die die Datenerfassung bei Neukunden der GSI unterstützt. Da bei diesen Kunden relevante Daten oftmals in uneinheitlichen lokalen Verzeichnisstrukturen vorliegen, soll die Anwendung eine automatisierte Analyse und strukturierte Überführung dieser Daten ermöglichen.</text:p>
      <text:p text:style-name="P1"><text:line-break/>Die Anwendung durchsucht dabei die lokale Ordnerstruktur eines Kundencomputers nach bestimmten Mustern, die Rückschlüsse auf relevante Informationen zulassen. Um auf unterschiedliche Ordnerkonventionen flexibel reagieren zu können, wurde eine Regelwerk integriert, das individuell angepasst werden kann. Dadurch lassen sich gezielt Regeln definieren, um z.B. Namensbestandteile oder Pfadsegmente als Informationen auszulesen.<text:line-break/><text:line-break/>Die gewonnenen Daten werden anschließend in eine Excel-Datei übertragen, die in das System „IP-Now“ überführt werden kann. Ziel ist es, durch diese Vorgehensweise den Erfassungsprozess für Außendienstmitarbeiter der GSI deutlich zu vereinfachen und zu beschleunigen.<text:line-break/><text:line-break/>Die Anwendung umfasst:<text:line-break/>- einen Hauptbildschirm zur Auswahl von Ordnern und die Anwendung von Regeln<text:line-break/><text:line-break/>- eine Oberfläche zur Erstellung und Bearbeitung von Regeln</text:p>
      <text:p text:style-name="P1"/>
      <text:p text:style-name="P1">- sowie eine Vorschauansicht zur Kontrolle der erfassten Daten<text:line-break/><text:line-break/>Aus der Vorschau heraus kann die exportfähige Excel-Datei erstellt und gespeichert werden.</text:p>
      <text:p text:style-name="P1"/>
      <text:h text:style-name="Heading_20_2" text:outline-level="2">Projektschnittstellen</text:h>
      <text:p text:style-name="P3"><text:line-break/>Im Rahmen der Projektarbeit wurden moderne Enwicklungswerkezeuge eingesetzt, um sowohl die Versionskontrolle als auch die Aufgabenplanung effizient zu gestalten. Die Versionsverwaltung erfolgte über Git, gehostet auf einem öffentlichen GitHub-Repository. Zur Umsetzung einer strukturierten, iterativen Arbeitsweise kam ein Kanban-Board innerhalb von GitHub zum Einsatz. Über sogenannte „Issues“ wurden einzelne Arbeitspakete definiert, priorisiert und nach Bearbeitungsstatus organisiert (z.B. „To Do“, „In Bearbeitung“, „Erledigt“).<text:line-break/><text:line-break/>Zur schrittweisen Entwicklung der App wurde neben dem Haupt-Branch (main) mit Feature-<text:soft-page-break/>Branches garbeitet. So konnten neue Funktionalitäten isoliert entwickelt und anschließend in das Hauptprojekt integriert werden. Dies ermöglichte eine klare Trennung zwischen Entwicklungs- und Produktivcode.</text:p>
      <text:p text:style-name="P3"/>
      <text:p text:style-name="P3">Ein Kommunikation mit dem Partnerunternehmen erfolgte über den Ausbilder der cdemy GmbH, der in das Projekt eingebunden war, regelmäßig Feedback gab und auch den finalen Gode überprüfte. Damit stellte er eine wichtige Schnittstelle zwischen Entwicklung und Auftraggeber dar.</text:p>
      <text:p text:style-name="P3"/>
      <text:p text:style-name="P3"/>
      <text:p text:style-name="P3"/>
      <text:h text:style-name="Heading_20_2" text:outline-level="2">Projektabgrenzung</text:h>
      <text:p text:style-name="P3"><text:line-break/>Die Projektarbeit wurde vollständig eigenverantwortlich durchgeführt. Die folgenden Tätigkeitsbereiche lagen vollständig im Verantwortungsbereich des Projektverfassers:<text:line-break/>- Planung und Konzeption der Anwendung: Definition der Anforderungen, Strukturierung der Projektmodule sowie Auswahl der Technologien.</text:p>
      <text:p text:style-name="P3"/>
      <text:p text:style-name="P3">- Entwurf und Umsetzung der grafischen Benutzeroberfläche in Flutter.</text:p>
      <text:p text:style-name="P3"/>
      <text:p text:style-name="P3">- Entwicklung der Kernlogik, insbesondere der Regel-Engine zur Analyse von Ordnerstrukturen sowie der Exportfunktionalität.</text:p>
      <text:p text:style-name="P3"/>
      <text:p text:style-name="P3">- Erstellung eines funktionierenden Prototyps, inklusive Tests der Hauptfunktionen im praktischen Einsatz.</text:p>
      <text:p text:style-name="P3"/>
      <text:p text:style-name="P3">- Dokumentation des Quellcodes und der Projektarbeit.</text:p>
      <text:p text:style-name="P3"/>
      <text:p text:style-name="P3">Nicht Bestandteil des Projekt waren die Integration in bestehende Systeme wie „IP Now“, die Verarbeitung echter Kundendaten oder eine Auslieferung der Software. Das Projekt beschränkt sich bewusst auf die Entwicklung eines eigenständigen Werkzeugs zur Vorbereitung der Datenübernah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1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3T13:16:12.913108700</meta:creation-date>
    <dc:date>2025-04-23T14:52:20.177055500</dc:date>
    <meta:editing-duration>PT1M52S</meta:editing-duration>
    <meta:editing-cycles>2</meta:editing-cycles>
    <meta:generator>LibreOffice/25.2.2.2$Windows_X86_64 LibreOffice_project/7370d4be9e3cf6031a51beef54ff3bda878e3fac</meta:generator>
    <meta:document-statistic meta:table-count="0" meta:image-count="0" meta:object-count="0" meta:page-count="2" meta:paragraph-count="17" meta:word-count="504" meta:character-count="4100" meta:non-whitespace-character-count="3603"/>
  </office:meta>
</office:document-meta>
</file>